
<file path=META-INF/manifest.xml><?xml version="1.0" encoding="utf-8"?>
<manifest:manifest xmlns:text="urn:oasis:names:tc:opendocument:xmlns:text:1.0" xmlns:office="urn:oasis:names:tc:opendocument:xmlns:office:1.0" xmlns:meta="urn:oasis:names:tc:opendocument:xmlns:meta:1.0" xmlns:style="urn:oasis:names:tc:opendocument:xmlns:style:1.0" xmlns:fo="urn:oasis:names:tc:opendocument:xmlns:xsl-fo-compatible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xmlns:xlink="http://www.w3.org/1999/xlink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ext="urn:oasis:names:tc:opendocument:xmlns:text:1.0" xmlns:office="urn:oasis:names:tc:opendocument:xmlns:office:1.0" xmlns:meta="urn:oasis:names:tc:opendocument:xmlns:meta:1.0" xmlns:style="urn:oasis:names:tc:opendocument:xmlns:style:1.0" xmlns:fo="urn:oasis:names:tc:opendocument:xmlns:xsl-fo-compatible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xmlns:xlink="http://www.w3.org/1999/xlink" office:version="1.2">
  <office:font-face-decls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Courier" svg:font-family="Courier"/>
    <style:font-face style:name="Arial" svg:font-family="Arial"/>
  </office:font-face-decls>
  <office:automatic-styles>
    <style:style style:name="Normal" style:family="paragraph" style:display-name="Normal">
      <style:paragraph-properties style:line-spacing="2pt" fo:text-align="left" fo:text-indent="0pt" fo:widows="1" fo:orphans="0" fo:margin-left="0pt" fo:margin-right="0pt" fo:margin-top="0pt" fo:margin-bottom="0pt" fo:padding="0pt"/>
      <style:text-properties style:font-name="Arial" fo:font-size="10" fo:text-transform="None" fo:color="#000000"/>
    </style:style>
    <text:list-style style:name="UnorderedList-ul" style:display-name="UnorderedList-ul">
      <text:list-level-style-bullet text:bullet-char="•" text:level="1" text:bullet-relative-size="75%">
        <style:list-level-properties text:list-level-position-and-space-mode="label-alignment">
          <style:list-level-label-alignment text:label-followed-by="listtab" text:list-tab-stop-position="18pt" fo:text-indent="-18pt" fo:margin-left="18pt"/>
        </style:list-level-properties>
      </text:list-level-style-bullet>
      <text:list-level-style-bullet text:bullet-char="•" text:level="2" text:bullet-relative-size="75%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bullet-char="•" text:level="3" text:bullet-relative-size="75%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bullet-char="•" text:level="4" text:bullet-relative-size="75%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bullet-char="•" text:level="5" text:bullet-relative-size="75%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bullet-char="•" text:level="6" text:bullet-relative-size="75%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bullet-char="•" text:level="7" text:bullet-relative-size="75%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bullet-char="•" text:level="8" text:bullet-relative-size="75%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bullet-char="•" text:level="9" text:bullet-relative-size="75%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bullet-char="•" text:level="10" text:bullet-relative-size="75%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</text:list-style>
    <text:list-style style:name="UnorderedList-ol" style:display-name="UnorderedList-ol">
      <text:list-level-style-number text:level="1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18pt" fo:text-indent="-18pt" fo:margin-left="18pt"/>
        </style:list-level-properties>
      </text:list-level-style-number>
      <text:list-level-style-number text:level="2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3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4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5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6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7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8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9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10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</text:list-style>
    <text:list-style style:name="OrderedList-ul" style:display-name="OrderedList-ul">
      <text:list-level-style-bullet text:bullet-char="•" text:level="1" text:bullet-relative-size="75%">
        <style:list-level-properties text:list-level-position-and-space-mode="label-alignment">
          <style:list-level-label-alignment text:label-followed-by="listtab" text:list-tab-stop-position="18pt" fo:text-indent="-18pt" fo:margin-left="18pt"/>
        </style:list-level-properties>
      </text:list-level-style-bullet>
      <text:list-level-style-bullet text:bullet-char="•" text:level="2" text:bullet-relative-size="75%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bullet-char="•" text:level="3" text:bullet-relative-size="75%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bullet-char="•" text:level="4" text:bullet-relative-size="75%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bullet-char="•" text:level="5" text:bullet-relative-size="75%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bullet-char="•" text:level="6" text:bullet-relative-size="75%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bullet-char="•" text:level="7" text:bullet-relative-size="75%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bullet-char="•" text:level="8" text:bullet-relative-size="75%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bullet-char="•" text:level="9" text:bullet-relative-size="75%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bullet-char="•" text:level="10" text:bullet-relative-size="75%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</text:list-style>
    <text:list-style style:name="OrderedList-ol" style:display-name="OrderedList-ol">
      <text:list-level-style-number text:level="1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18pt" fo:text-indent="-18pt" fo:margin-left="18pt"/>
        </style:list-level-properties>
      </text:list-level-style-number>
      <text:list-level-style-number text:level="2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3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4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5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6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7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8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9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10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</text:list-style>
    <style:style style:name="important" style:family="text" style:display-name="important">
      <style:paragraph-properties style:line-spacing="2.0pt" fo:text-align="left" fo:text-indent="0pt" fo:widows="1" fo:orphans="0" fo:margin-left="0pt" fo:margin-right="0pt" fo:margin-top="0pt" fo:margin-bottom="0pt" fo:background-color="#ffffdd" fo:padding="0ptpt"/>
      <style:text-properties style:font-name="Arial" fo:font-size="10.0" fo:text-transform="None" fo:color="#ff0000" fo:background-color="#ffffdd"/>
    </style:style>
  </office:automatic-styles>
  <office:body>
    <office:text text:use-soft-page-breaks="true">
      <text:p text:style-name="Normal"><text:span text:style-name="T1">This is paragraph with an </text:span><text:span text:style-name="important">important message</text:span><text:span text:style-name="T2">! </text:span><text:span text:style-name="T3">More</text:span><text:span text:style-name="T4"> important </text:span><text:span text:style-name="T5">piece</text:span><text:span text:style-name="T6"> of </text:span><text:span text:style-name="T7">information</text:span><text:span text:style-name="T8"> </text:span></text:p>
    </office:text>
  </office:body>
</office:document-content>
</file>

<file path=styles.xml><?xml version="1.0" encoding="utf-8"?>
<office:document-styles xmlns:text="urn:oasis:names:tc:opendocument:xmlns:text:1.0" xmlns:office="urn:oasis:names:tc:opendocument:xmlns:office:1.0" xmlns:meta="urn:oasis:names:tc:opendocument:xmlns:meta:1.0" xmlns:style="urn:oasis:names:tc:opendocument:xmlns:style:1.0" xmlns:fo="urn:oasis:names:tc:opendocument:xmlns:xsl-fo-compatible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xmlns:xlink="http://www.w3.org/1999/xlink" office:version="1.2">
  <office:font-face-decls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Courier" svg:font-family="Courier"/>
    <style:font-face style:name="Arial" svg:font-family="Arial"/>
  </office:font-face-decls>
  <office:styles>
    <style:style style:name="T1" style:family="text" style:display-name="T1">
      <style:text-properties/>
    </style:style>
    <style:style style:name="T2" style:family="text" style:display-name="T2">
      <style:text-properties/>
    </style:style>
    <style:style style:name="T3" style:family="text" style:display-name="T3">
      <style:text-properties fo:font-weight="bold"/>
    </style:style>
    <style:style style:name="T4" style:family="text" style:display-name="T4">
      <style:text-properties fo:font-style="italic" fo:font-weight="bold"/>
    </style:style>
    <style:style style:name="T5" style:family="text" style:display-name="T5">
      <style:text-properties fo:font-style="italic" fo:font-weight="bold"/>
    </style:style>
    <style:style style:name="T6" style:family="text" style:display-name="T6">
      <style:text-properties fo:font-style="italic" fo:font-weight="bold"/>
    </style:style>
    <style:style style:name="T7" style:family="text" style:display-name="T7">
      <style:text-properties fo:font-weight="bold"/>
    </style:style>
    <style:style style:name="T8" style:family="text" style:display-name="T8">
      <style:text-properties/>
    </style:style>
  </office:styles>
  <office:automatic-styles>
    <style:page-layout style:name="Mpm1">
      <style:page-layout-properties fo:page-width="595.2755905511812pt" fo:page-height="841.8897637795277pt" fo:margin-left="0pt" fo:margin-right="0pt" fo:margin-top="0pt" fo:margin-bottom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ext="urn:oasis:names:tc:opendocument:xmlns:text:1.0" xmlns:office="urn:oasis:names:tc:opendocument:xmlns:office:1.0" xmlns:meta="urn:oasis:names:tc:opendocument:xmlns:meta:1.0" xmlns:style="urn:oasis:names:tc:opendocument:xmlns:style:1.0" xmlns:fo="urn:oasis:names:tc:opendocument:xmlns:xsl-fo-compatible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xmlns:xlink="http://www.w3.org/1999/xlink" office:version="1.2">
  <office:meta>
    <meta:generator>ODFPY/1.4.0</meta:generator>
  </office:meta>
</office:document-meta>
</file>